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38cm"/>
    </style:style>
    <style:style style:name="co2" style:family="table-column">
      <style:table-column-properties fo:break-before="auto" style:column-width="10.933cm"/>
    </style:style>
    <style:style style:name="co3" style:family="table-column">
      <style:table-column-properties fo:break-before="auto" style:column-width="5.11cm"/>
    </style:style>
    <style:style style:name="co4" style:family="table-column">
      <style:table-column-properties fo:break-before="auto" style:column-width="5.826cm"/>
    </style:style>
    <style:style style:name="co5" style:family="table-column">
      <style:table-column-properties fo:break-before="auto" style:column-width="13.458cm"/>
    </style:style>
    <style:style style:name="co6" style:family="table-column">
      <style:table-column-properties fo:break-before="auto" style:column-width="2.267cm"/>
    </style:style>
    <style:style style:name="ro1" style:family="table-row">
      <style:table-row-properties style:row-height="0.58cm" fo:break-before="auto" style:use-optimal-row-height="true"/>
    </style:style>
    <style:style style:name="ro2" style:family="table-row">
      <style:table-row-properties style:row-height="0.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rebuchet MS" fo:font-size="13pt" style:font-size-asian="13pt" style:font-size-complex="13pt"/>
    </style:style>
    <style:style style:name="ce2" style:family="table-cell" style:parent-style-name="Default">
      <style:table-cell-properties fo:background-color="transparent"/>
      <style:text-properties style:font-name="Trebuchet MS" fo:font-size="13pt" style:font-size-asian="13pt" style:font-size-complex="13pt"/>
    </style:style>
  </office:automatic-styles>
  <office:body>
    <office:spreadsheet>
      <table:table table:name="Hoja1" table:style-name="ta1" table:print="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office:value-type="string">
            <text:p>Antonio</text:p>
          </table:table-cell>
          <table:table-cell office:value-type="string">
            <text:p>0xA0c34F2b5daE6dcE9793Fdc28cb736204B8bA429 </text:p>
          </table:table-cell>
          <table:table-cell office:value-type="string">
            <text:p>./images/antonio.jpeg</text:p>
          </table:table-cell>
          <table:table-cell office:value-type="string">
            <text:p>0x0464f305c2f49788d8daaaf3f60987f2e69629b7a38e2001344b54efdbeffe9b243117a794b43fd886f0e90820ae06ebed9c4534e83ed3a1c60e04e8838d1fba61</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Carlos</text:p>
          </table:table-cell>
          <table:table-cell office:value-type="string">
            <text:p>0x59fE090CeccEa96836240f4c846FfE9b555D909c </text:p>
          </table:table-cell>
          <table:table-cell office:value-type="string">
            <text:p>./images/carlos.jpeg</text:p>
          </table:table-cell>
          <table:table-cell office:value-type="string">
            <text:p>0x04ba29b4cd958f7e2d44bda0c9f323c0c3780d72caab06ecd0f10d03c9fe19a30afc67ba0ae9479340191a1adc141d364cca18cd4c4073d0ab620074ed034887ca</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Carmela</text:p>
          </table:table-cell>
          <table:table-cell office:value-type="string">
            <text:p>0xA9aa66D2651b6D132E7F6476Ca75A68e627Ae1a0 </text:p>
          </table:table-cell>
          <table:table-cell office:value-type="string">
            <text:p>./images/carmela.jpeg</text:p>
          </table:table-cell>
          <table:table-cell office:value-type="string">
            <text:p>0x045fdc37a7d33d37401cc73694bb1cf539f8301dcae0a99f0d8d754924e9aeac9c85a5ff6e987749b3f195dccfb78e33991aa601eb632a93577846eb91179661a4</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Cielo</text:p>
          </table:table-cell>
          <table:table-cell office:value-type="string">
            <text:p>0xdd370B4b5b4695A605eF6dc313FdFA06E6fB7037 </text:p>
          </table:table-cell>
          <table:table-cell office:value-type="string">
            <text:p>./images/cielo.jpeg</text:p>
          </table:table-cell>
          <table:table-cell office:value-type="string">
            <text:p>0x04977bab0788a5ce303851a6a20ac68e71df6c15438b2d38bb6f61ac15a8ef7970dff66a5fb790888c8a3f00dac37dcc04e7a5d738f5df070e027b4b618ce2163b </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Coffe Farmers Central Bank</text:p>
          </table:table-cell>
          <table:table-cell office:value-type="string">
            <text:p>0x430aCeF84866478acAD7a460070Ee70d392be6aC</text:p>
          </table:table-cell>
          <table:table-cell office:value-type="string">
            <text:p>./images/CoffeeBank.jpg</text:p>
          </table:table-cell>
          <table:table-cell/>
          <table:table-cell office: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Coffe Farmers Association</text:p>
          </table:table-cell>
          <table:table-cell office:value-type="string">
            <text:p>0x0ffEC1a550e97255681d469c5f926521abE4774E</text:p>
          </table:table-cell>
          <table:table-cell office:value-type="string">
            <text:p>./images/CoffeeCommune.jpg</text:p>
          </table:table-cell>
          <table:table-cell/>
          <table:table-cell office:value-type="string">
            <text:p>The Association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Cristina</text:p>
          </table:table-cell>
          <table:table-cell office:value-type="string">
            <text:p>0x4ef48DB1f98E086C8435DCA8a36f79Ee88f46Cf5 </text:p>
          </table:table-cell>
          <table:table-cell office:value-type="string">
            <text:p>./images/cristina.jpeg</text:p>
          </table:table-cell>
          <table:table-cell office:value-type="string">
            <text:p>0x040018ba1f936dd9c7bfcadf6ce66958d9d265fefa55b73d4ccfea9b1c59b8b1f3cecba553001118927744510e366b19fe655b0fc8da0e933b546fefe95130e465</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Dario</text:p>
          </table:table-cell>
          <table:table-cell office:value-type="string">
            <text:p>0x16228E63941bC3ca5bA7Fc7511344dca637A9B8c </text:p>
          </table:table-cell>
          <table:table-cell office:value-type="string">
            <text:p>./images/dario.jpeg</text:p>
          </table:table-cell>
          <table:table-cell office:value-type="string">
            <text:p>0x04991c2968da13b4d8ec4301011551b81b06d6992a15cb028e903a7ee7399f62782046d9fa36adc02d0c13894fd3f7b38788e25d815dff996da53ef1747c8b3cc6</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Demo Coffee Farmers</text:p>
          </table:table-cell>
          <table:table-cell/>
          <table:table-cell office:value-type="string">
            <text:p>./images/coffee.jpg</text:p>
          </table:table-cell>
          <table:table-cell/>
          <table:table-cell office:value-type="string">
            <text:p>Demo &lt;b&gt;Coffee Commodity&lt;/b&gt; based currency for the purposes of demonstration and testing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Demo LETS</text:p>
          </table:table-cell>
          <table:table-cell/>
          <table:table-cell office:value-type="string">
            <text:p>./images/lotus.jpeg</text:p>
          </table:table-cell>
          <table:table-cell/>
          <table:table-cell office:value-type="string">
            <text:p>Demo &lt;b&gt;LETS&lt;/b&gt; (Local Exchange Trade System) for the purposes of demonstration and testing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Demo Time Bank</text:p>
          </table:table-cell>
          <table:table-cell/>
          <table:table-cell office:value-type="string">
            <text:p>./images/timeBank.jpg</text:p>
          </table:table-cell>
          <table:table-cell/>
          <table:table-cell office:value-type="string">
            <text:p>Demo &lt;b&gt;Time Bank&lt;/b&gt; for the purposes of demonstration and testing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Desperado</text:p>
          </table:table-cell>
          <table:table-cell office:value-type="string">
            <text:p>0xa6b753EAEc2C2EA4AFc1FcC91ae2836480B2D237</text:p>
          </table:table-cell>
          <table:table-cell office:value-type="string">
            <text:p>./images/desperado.jpg</text:p>
          </table:table-cell>
          <table:table-cell office:value-type="string">
            <text:p>0x049895d0873d7afad2c77a6f13e9c9ffe2b4061608bbf35da3f20d6d5b3868c9d6f0f2586283227dd7cba669a045dbe872a111e64b38acba097a19720c8bab72ea</text:p>
          </table:table-cell>
          <table:table-cell office:value-type="string">
            <text:p>System administrator.&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Gabriel</text:p>
          </table:table-cell>
          <table:table-cell office:value-type="string">
            <text:p>0x0c73ee8aa1cb7B2bE81546ed4A56455B9EB31371 </text:p>
          </table:table-cell>
          <table:table-cell office:value-type="string">
            <text:p>./images/gabriel.jpeg</text:p>
          </table:table-cell>
          <table:table-cell office:value-type="string">
            <text:p>0x04d3b1c6ffc67ecb2acf331300e40b4fa63fb14edad9ec01b2b5072732845a6caadd643eb1016e5fc9fdca767e45997d57786cb23751ce8e6bc7e591fff793c4ef</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Gabriela</text:p>
          </table:table-cell>
          <table:table-cell office:value-type="string">
            <text:p>0xAAEEC9C58b82160Fcf3505530a49EDe3812c1DA6 </text:p>
          </table:table-cell>
          <table:table-cell office:value-type="string">
            <text:p>./images/gabriela.jpeg</text:p>
          </table:table-cell>
          <table:table-cell office:value-type="string">
            <text:p>0x04a81c6d7c3ecf4b0adc16c2e9c124073c456b00ca3dc2128f4f7ce416a9fe77b3d84f4379d036585246bd1eea0bcb014cd86323b93ad458cfaa5344b45481f538</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Gloria</text:p>
          </table:table-cell>
          <table:table-cell office:value-type="string">
            <text:p>0xe3F0E5Bc776649f92Adb89296d7b9e940BEA5098 </text:p>
          </table:table-cell>
          <table:table-cell office:value-type="string">
            <text:p>./images/gloria.jpeg</text:p>
          </table:table-cell>
          <table:table-cell office:value-type="string">
            <text:p>0x0489a6bf70fb7d6b1b5be2e445b8f44bda0fe6259b9f5b3b3cc12d8b38d4ed868910c3c4d523e29db8761a7d6fd94c3ed6c27ca3520e769d47e8edfb4450b3761a </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Guillo</text:p>
          </table:table-cell>
          <table:table-cell office:value-type="string">
            <text:p>0xEd1dbeE84c99D03Fd5823FB2b7529f0bd6F37a69 </text:p>
          </table:table-cell>
          <table:table-cell office:value-type="string">
            <text:p>./images/guillo.jpeg</text:p>
          </table:table-cell>
          <table:table-cell office:value-type="string">
            <text:p>0x042835e61e72af3ce07c465027ec3446b757033b7a96251811b36a45c8ea99559dbb5bd0733a6c0bc25ad1a12fed7667154b1b3bf28e323e56a9df5853e595ddf2</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Javi</text:p>
          </table:table-cell>
          <table:table-cell office:value-type="string">
            <text:p>0x11bEc17dEbE5df1cdEa07c9A973ae6574443429e </text:p>
          </table:table-cell>
          <table:table-cell office:value-type="string">
            <text:p>./images/javi.jpeg</text:p>
          </table:table-cell>
          <table:table-cell office:value-type="string">
            <text:p>0x04a77378ca87eb655f1172507e10ae23a0026e3847fdbe69e312db1f588a47fafac9a9b3c7e029c5db45cf075348e3eb32b46d137987399024f8bde7c80b8938c2</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JohnJairo</text:p>
          </table:table-cell>
          <table:table-cell office:value-type="string">
            <text:p>0xD7474c1Cc810CFD1D1be30DfaDe15A8001d779dC </text:p>
          </table:table-cell>
          <table:table-cell office:value-type="string">
            <text:p>./images/johnjairo.jpeg</text:p>
          </table:table-cell>
          <table:table-cell office:value-type="string">
            <text:p>0x0438a1794da3436e98a1dc4767acf4f0daa13edd59d72d063362c88b987188b015cc5a375d8934db77062a3542834766c8710d0b3c8402b8e8d694a01d4bfa9c4f</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LETS Central Bank</text:p>
          </table:table-cell>
          <table:table-cell office:value-type="string">
            <text:p>0xC5C7541f65B713189134aB1E31198D377A070E6f </text:p>
          </table:table-cell>
          <table:table-cell office:value-type="string">
            <text:p>./images/LETSBank.jpeg</text:p>
          </table:table-cell>
          <table:table-cell office:value-type="string">
            <text:p>0x0486a5997afff9c9d479ed52723f5293ccea0568260868085398ea4f38a6872bfd90e8e8182596d4ebbafb7007b6b3e160659d1e38b71638ae36589cbc9a2672d8</text:p>
          </table:table-cell>
          <table:table-cell office: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LETS Commune</text:p>
          </table:table-cell>
          <table:table-cell office:value-type="string">
            <text:p>0xAb344BC186BC90DfF9a24346Bc10092e45866020 </text:p>
          </table:table-cell>
          <table:table-cell office:value-type="string">
            <text:p>./images/LETSCommune.jpeg</text:p>
          </table:table-cell>
          <table:table-cell office:value-type="string">
            <text:p>0x043eab6491878c7e9123cc1e0c359dff380e96e79d540d63ae0d1efb691a17589e362225b6621efc4d09b200d6879c2320027271a51646f4042296b7a95a123fcc</text:p>
          </table:table-cell>
          <table:table-cell office:value-type="string">
            <text:p>The Commune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Manuel</text:p>
          </table:table-cell>
          <table:table-cell office:value-type="string">
            <text:p>0x31B941C9c866a19b3e7f7AB1035F000C17a7F554 </text:p>
          </table:table-cell>
          <table:table-cell office:value-type="string">
            <text:p>./images/manuel.jpeg</text:p>
          </table:table-cell>
          <table:table-cell office:value-type="string">
            <text:p>0x04aaf903002f7b240e780be60b9e93eeb723b7277d073a181d4b1725856e98868fcedf2e3eafcf1262e8516d47d39503d32694313926b0a888cf2b3af28dac7e43</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Monica</text:p>
          </table:table-cell>
          <table:table-cell office:value-type="string">
            <text:p>0x0eB4DF514E3e42309c040E725134c69EeFB81Edc </text:p>
          </table:table-cell>
          <table:table-cell office:value-type="string">
            <text:p>./images/monica.jpeg</text:p>
          </table:table-cell>
          <table:table-cell office:value-type="string">
            <text:p>0x0405ab0a397891185720e3de86b86c18137ef8d33abaa62b0b5b650079017c017a83c9abdc48a83cf1bfcc8d956bb034c4d65a96ab72ef7e9fb45ed155d80e5a91</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Nico</text:p>
          </table:table-cell>
          <table:table-cell office:value-type="string">
            <text:p>0xC42e57b78Fd8E1dBF5419EBce0404C9BB2529537 </text:p>
          </table:table-cell>
          <table:table-cell office:value-type="string">
            <text:p>./images/nico.jpeg</text:p>
          </table:table-cell>
          <table:table-cell office:value-type="string">
            <text:p>0x043c61ed1abed13d6a333ee28d793b31e1f0794f418ed4199d4306e4c386b1045e6aea9cf0896a75bc81139ca17067d0e0c9f8c32e895a1a6f4eb59b7dbe270690</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Nina</text:p>
          </table:table-cell>
          <table:table-cell office:value-type="string">
            <text:p>0x6B639326c0B4D7382A4e64A33f616C4DAE35ee6A </text:p>
          </table:table-cell>
          <table:table-cell office:value-type="string">
            <text:p>./images/nina.jpeg</text:p>
          </table:table-cell>
          <table:table-cell office:value-type="string">
            <text:p>0x04a510cddd51bf256b3b07410838646e2950627b3cf9eef77cfe63b06f1f34f6864fb8d6ea96badaa9f7f56ed8e8fffb914509c0348ca9f166bed9dfff6375ce4c</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Rosa</text:p>
          </table:table-cell>
          <table:table-cell office:value-type="string">
            <text:p>0xD408703EBdf242DFd082EA9E95492171C1921454 </text:p>
          </table:table-cell>
          <table:table-cell office:value-type="string">
            <text:p>./images/rosa.jpeg</text:p>
          </table:table-cell>
          <table:table-cell office:value-type="string">
            <text:p>0x043e319dfef8fc90c9f12fd0d5b804432ca169c99cff8c9f215c5ad8cf772d34b7686cb4e610c1b3ccb069d89db947c640cf011b90c13d1df9f8132cbd56756db1</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Segovro</text:p>
          </table:table-cell>
          <table:table-cell office:value-type="string">
            <text:p>0x6b8a71f833549F9f381B02902d46016Da456db68 </text:p>
          </table:table-cell>
          <table:table-cell office:value-type="string">
            <text:p>./images/segovro.jpg</text:p>
          </table:table-cell>
          <table:table-cell office:value-type="string">
            <text:p>0x04a397a6dc5a181bae64faf3cbe8724ebd7e0f276282f7d99df5c9275f1521af6ffb5fccc46d451b9bfa376bfd86f54dc0eb0e6905140b6150f68699f4793039a0</text:p>
          </table:table-cell>
          <table:table-cell office:value-type="string">
            <text:p>Designer and developer of &lt;b&gt;ethyclos&lt;/b&gt;&lt;br /&gt;&lt;b&gt;Address&lt;/b&gt; Arturo Soria 98 &lt;b&gt;City&lt;/b&gt; Madrid &lt;b&gt;Postcode&lt;/b&gt; 28027 &lt;b&gt;Country&lt;/b&gt; ES &lt;br /&gt;&lt;b&gt;Tel&lt;/b&gt; +34913674044 &lt;br /&gt;&lt;b&gt;Mob&lt;/b&gt; +34656791774&lt;br /&gt;&lt;b&gt;Email&lt;/b&gt; segovro@gmail.com</text:p>
          </table:table-cell>
          <table:table-cell table:number-columns-repeated="1019"/>
        </table:table-row>
        <table:table-row table:style-name="ro1">
          <table:table-cell office:value-type="string">
            <text:p>TB Central Bank</text:p>
          </table:table-cell>
          <table:table-cell office:value-type="string">
            <text:p>0xCA8e5a176079aB8C52690272E80d70B1165e1feF </text:p>
          </table:table-cell>
          <table:table-cell office:value-type="string">
            <text:p>./images/TBBank.jpeg</text:p>
          </table:table-cell>
          <table:table-cell office:value-type="string">
            <text:p>0x04202d412dd5014963c85b2f6bb92e812420577c82609e11ba37307df3532219927604eae6124297e8b3e9ae866a2d0ed58dbf5581c965cca1720f7e1a83b69ccf</text:p>
          </table:table-cell>
          <table:table-cell office: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TB Commune</text:p>
          </table:table-cell>
          <table:table-cell office:value-type="string">
            <text:p>0x9b80414d05b832a6991666f69bC856991104bd77 </text:p>
          </table:table-cell>
          <table:table-cell office:value-type="string">
            <text:p>./images/TBCommune.jpeg</text:p>
          </table:table-cell>
          <table:table-cell office:value-type="string">
            <text:p>0x049dc78785785d47ab6a8d092fc605ade3344f45640891f8c7b1702326367e566772521fef3b2481898a0cf4553630798d2545b3a7c32604c7ff05321eec95b2d8 </text:p>
          </table:table-cell>
          <table:table-cell office:value-type="string">
            <text:p>The Commune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Teresa</text:p>
          </table:table-cell>
          <table:table-cell office:value-type="string">
            <text:p>0xCcE46Cc1120e3dd3B3238a444fe8c8aB176512bA </text:p>
          </table:table-cell>
          <table:table-cell office:value-type="string">
            <text:p>./images/teresa.jpeg</text:p>
          </table:table-cell>
          <table:table-cell office:value-type="string">
            <text:p>0x04feac33a4d6ea8d11964e1768f3ccb236c8cd51814088e0ed26874c1f260f75d81536e545b018db1f798f0c0c4e853f61f4512e5cbfac55118c5a6db417b029d9</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1">
          <table:table-cell office:value-type="string">
            <text:p>Yago</text:p>
          </table:table-cell>
          <table:table-cell office:value-type="string">
            <text:p>0xaD529d02564C8EC9F0bC707Bb1a3ccdf9996D020 </text:p>
          </table:table-cell>
          <table:table-cell office:value-type="string">
            <text:p>./images/yago.jpg</text:p>
          </table:table-cell>
          <table:table-cell office:value-type="string">
            <text:p>0x04b25d8fd33210ed0647b316ccced3d9bde6a1b6cabdcd2fcce6650f30863a1fc06b98decab1f609bbf6800e63c3b97cc1c8c06eddff49bbcdc12eb0cbffd673eb</text:p>
          </table:table-cell>
          <table:table-cell office:value-type="string">
            <text:p>Demo avatar for the purposes of demonstration and testing.&lt;br /&gt;&lt;b&gt;Address&lt;/b&gt; ethyclos &lt;b&gt;City&lt;/b&gt; Testnet &lt;b&gt;Postcode&lt;/b&gt; 00000 &lt;b&gt;Country&lt;/b&gt; Ethereum &lt;br /&gt;&lt;b&gt;Tel&lt;/b&gt; na &lt;br /&gt;&lt;b&gt;Mob&lt;/b&gt; na &lt;br /&gt;&lt;b&gt;Email&lt;/b&gt; desperado.theory@gmail.com</text:p>
          </table:table-cell>
          <table:table-cell table:number-columns-repeated="1019"/>
        </table:table-row>
        <table:table-row table:style-name="ro2" table:number-rows-repeated="1048545">
          <table:table-cell table:number-columns-repeated="1024"/>
        </table:table-row>
        <table:table-row table:style-name="ro2">
          <table:table-cell table:number-columns-repeated="1024"/>
        </table:table-row>
      </table:table>
      <table:database-ranges>
        <table:database-range table:target-range-address="Hoja1.A1:Hoja1.AMJ3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7">17/10/2016</text:date>, <text:time>02:22: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10-17T02:22:15.30</dc:date>
    <dc:creator>Rogelio SEGOVIA PEREZ</dc:creator>
    <meta:editing-duration>P2DT1H47M9S</meta:editing-duration>
    <meta:editing-cycles>6</meta:editing-cycles>
    <meta:document-statistic meta:table-count="1" meta:cell-count="142" meta:object-count="0"/>
  </office:meta>
</office:document-meta>
</file>